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ffffff">
        <style:tab-stops>
          <style:tab-stop style:position="0.953cm"/>
        </style:tab-stops>
        <style:background-image/>
      </style:paragraph-properties>
    </style:style>
    <style:style style:name="P2" style:family="paragraph" style:parent-style-name="Standard">
      <style:paragraph-properties fo:line-height="150%" fo:text-align="justify" style:justify-single-word="false" fo:background-color="#ffffff">
        <style:tab-stops>
          <style:tab-stop style:position="0.635cm"/>
        </style:tab-stops>
        <style:background-image/>
      </style:paragraph-properties>
    </style:style>
    <style:style style:name="P3" style:family="paragraph" style:parent-style-name="Standard">
      <style:paragraph-properties fo:line-height="150%" fo:text-align="justify" style:justify-single-word="false" fo:background-color="#ffffff">
        <style:tab-stops>
          <style:tab-stop style:position="0cm"/>
          <style:tab-stop style:position="0.953cm"/>
        </style:tab-stops>
        <style:background-image/>
      </style:paragraph-properties>
    </style:style>
    <style:style style:name="P4"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0cm"/>
        </style:tab-stops>
        <style:background-image/>
      </style:paragraph-properties>
    </style:style>
    <style:style style:name="P5"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0cm"/>
        </style:tab-stops>
        <style:background-image/>
      </style:paragraph-properties>
      <style:text-properties fo:color="#000000" fo:font-size="14pt" fo:language="uk" fo:country="UA" style:font-size-asian="14pt"/>
    </style:style>
    <style:style style:name="P6" style:family="paragraph" style:parent-style-name="Основной_20_текст_20_3">
      <style:paragraph-properties fo:line-height="150%">
        <style:tab-stops>
          <style:tab-stop style:position="0.635cm"/>
        </style:tab-stops>
      </style:paragraph-properties>
    </style:style>
    <style:style style:name="P7"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0cm"/>
        </style:tab-stops>
        <style:background-image/>
      </style:paragraph-properties>
      <style:text-properties fo:color="#000000" fo:font-size="14pt" fo:language="uk" fo:country="UA" style:font-size-asian="14pt"/>
    </style:style>
    <style:style style:name="P8" style:family="paragraph" style:parent-style-name="Standard" style:list-style-name="WW8Num48">
      <style:paragraph-properties fo:line-height="150%" fo:text-align="justify" style:justify-single-word="false" fo:background-color="#ffffff">
        <style:tab-stops>
          <style:tab-stop style:position="0.953cm"/>
        </style:tab-stops>
        <style:background-image/>
      </style:paragraph-properties>
    </style:style>
    <style:style style:name="P9" style:family="paragraph" style:parent-style-name="Standard">
      <style:paragraph-properties fo:line-height="150%" fo:text-align="justify" style:justify-single-word="false" fo:background-color="#ffffff">
        <style:tab-stops>
          <style:tab-stop style:position="0.953cm"/>
        </style:tab-stops>
        <style:background-image/>
      </style:paragraph-properties>
      <style:text-properties fo:background-color="#ffff00"/>
    </style:style>
    <style:style style:name="P10" style:family="paragraph" style:parent-style-name="Standard">
      <style:paragraph-properties fo:line-height="150%" fo:text-align="justify" style:justify-single-word="false" fo:background-color="#ffffff">
        <style:tab-stops>
          <style:tab-stop style:position="0.953cm"/>
        </style:tab-stops>
        <style:background-image/>
      </style:paragraph-properties>
      <style:text-properties fo:color="#000000" fo:background-color="#ffff00"/>
    </style:style>
    <style:style style:name="P11" style:family="paragraph" style:parent-style-name="Основной_20_текст_20_3">
      <style:paragraph-properties fo:line-height="150%">
        <style:tab-stops>
          <style:tab-stop style:position="0.635cm"/>
        </style:tab-stops>
      </style:paragraph-properties>
      <style:text-properties fo:font-size="14pt" style:font-size-asian="14pt"/>
    </style:style>
    <style:style style:name="T1" style:family="text">
      <style:text-properties fo:color="#000000" fo:font-size="14pt" fo:language="uk" fo:country="UA" style:font-size-asian="14pt"/>
    </style:style>
    <style:style style:name="T2" style:family="text">
      <style:text-properties fo:color="#000000" fo:font-size="14pt" fo:language="uk" fo:country="UA" fo:font-style="italic" style:font-size-asian="14pt" style:font-style-asian="italic"/>
    </style:style>
    <style:style style:name="T3" style:family="text">
      <style:text-properties fo:color="#000000" fo:font-size="14pt" fo:language="uk" fo:country="UA" fo:background-color="#ffff00" style:font-size-asian="14pt"/>
    </style:style>
    <style:style style:name="T4" style:family="text">
      <style:text-properties fo:color="#000000" fo:font-size="14pt" style:font-size-asian="14pt"/>
    </style:style>
    <style:style style:name="T5" style:family="text">
      <style:text-properties fo:color="#000000" fo:font-size="14pt" fo:language="en" fo:country="US" style:font-size-asian="14pt"/>
    </style:style>
    <style:style style:name="T6" style:family="text">
      <style:text-properties fo:color="#000000" fo:font-size="14pt" fo:background-color="#ffff00" style:font-size-asian="14pt"/>
    </style:style>
    <style:style style:name="T7" style:family="text">
      <style:text-properties fo:font-size="14pt" fo:language="uk" fo:country="UA" style:font-size-asian="14pt"/>
    </style:style>
    <style:style style:name="T8" style:family="text">
      <style:text-properties fo:font-size="14pt" fo:language="uk" fo:country="UA" fo:background-color="#ffff00" style:font-size-asian="14pt"/>
    </style:style>
    <style:style style:name="T9" style:family="text">
      <style:text-properties fo:font-size="14pt" style:font-size-asian="14pt"/>
    </style:style>
    <style:style style:name="T10" style:family="text">
      <style:text-properties fo:font-size="14pt" style:font-size-asian="14pt" style:font-size-complex="14pt"/>
    </style:style>
    <style:style style:name="T11" style:family="text">
      <style:text-properties fo:font-size="14pt" fo:language="ru" fo:country="RU" style:font-size-asian="14pt"/>
    </style:style>
    <style:style style:name="T12" style:family="text">
      <style:text-properties fo:font-size="14pt" fo:letter-spacing="-0.011cm" style:font-size-asian="14pt" style:font-size-complex="14pt"/>
    </style:style>
    <style:style style:name="T13" style:family="text">
      <style:text-properties fo:font-size="14pt" fo:letter-spacing="-0.011cm" fo:language="ru" fo:country="RU" style:font-size-asian="14pt" style:font-size-complex="14pt"/>
    </style:style>
    <style:style style:name="T14" style:family="text">
      <style:text-properties fo:font-size="14pt" fo:background-color="#ffff00" style:font-size-asian="14pt"/>
    </style:style>
    <style:style style:name="T15" style:family="text">
      <style:text-properties fo:background-color="#ffff00"/>
    </style:style>
    <style:style style:name="T16" style:family="text">
      <style:text-properties fo:language="en" fo:country="US"/>
    </style:style>
    <style:style style:name="T17" style:family="text">
      <style:text-properties fo:language="en" fo:country="U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1.<text:tab/></text:span><text:span text:style-name="T9">Задано непустий текст довжиною до 255 символів. В кожному слові тексту</text:span><text:span text:style-name="T10"> вилучити всі повторні входження кожного із символів цього слова, залишивши тільки останнє входження.</text:span></text:p>
      <text:p text:style-name="P11">2.<text:tab/>Задано непустий текст довжиною до 255 символів. Для кожного слова, що складається тільки з маленьких латинських літер, з’ясувати, чи впорядковані його літери тексту в алфавітному порядку. Якщо не впорядковані, то впорядкувати його в оберненому алфавітному порядку.</text:p>
      <text:p text:style-name="P11">3.<text:tab/>Задано непустий текст довжиною до 255 символів та символ Ch. Виконати над кожним словом тексту наступні дії. Порахувати кількість повторних входжень символа Ch у слово. Якщо число входжень парне, то вилучити всі повторні входження, залишивши тільки перше. Якщо число входжень непарне, то подвоїти кожне входження. Гарантується, що після додавання символів довжина рядка не буде перевищувати 255 символів.</text:p>
      <text:p text:style-name="P6"><text:span text:style-name="T9">4.<text:tab/>Задано непустий текст довжиною до 255 символів. Виконати над кожним словом тексту наступні дії. Якщо слово не містить у собі символа </text:span><text:span text:style-name="T11">“</text:span><text:span text:style-name="T9">*</text:span><text:span text:style-name="T11">”</text:span><text:span text:style-name="T9">, то залишити цей текст без змін. Інакше кожну з малих латинських </text:span><text:span text:style-name="T12">літер, що передують першому входженню символа </text:span><text:span text:style-name="T13">“</text:span><text:span text:style-name="T12">*</text:span><text:span text:style-name="T13">”</text:span><text:span text:style-name="T12">, замінити на цифру </text:span><text:span text:style-name="T13">“</text:span><text:span text:style-name="T12">3</text:span><text:span text:style-name="T13">”</text:span><text:span text:style-name="T12">.</text:span></text:p>
      <text:p text:style-name="P11">5.<text:tab/>Задано непустий текст довжиною до 255 символів. Виконати над кожним словом тексту наступні дії. Якщо в слові певний символ зустрічається більш ніж чотири рази, то вилучити зі слова три перші входження цього символа, якщо ж символ зустрічається більше, ніж вісім разів, то вилучити три останні його входження.</text:p>
      <text:p text:style-name="P6"><text:span text:style-name="T9">6.<text:tab/>Задано непустий текст довжиною до 255 символів. Виконати над кожним словом тексту наступні дії. Якщо слово не містить у собі символа </text:span><text:span text:style-name="T11">“</text:span><text:span text:style-name="T9">+</text:span><text:span text:style-name="T11">”</text:span><text:span text:style-name="T9">, то залишити це слово без змін. Інакше кожну з цифр, яка знаходиться після першого входження символа </text:span><text:span text:style-name="T11">“</text:span><text:span text:style-name="T9">+</text:span><text:span text:style-name="T11">”</text:span><text:span text:style-name="T9">, замінити на символ </text:span><text:span text:style-name="T11">“</text:span><text:span text:style-name="T9">–</text:span><text:span text:style-name="T11">“</text:span><text:span text:style-name="T9"> .</text:span></text:p>
      <text:p text:style-name="P6"><text:span text:style-name="T9">7.<text:tab/>Задано непустий текст довжиною до 25</text:span><text:span text:style-name="T11">5</text:span><text:span text:style-name="T9"> символів. Кожен символ тексту може бути малою латинською літерою, цифрою або одним із знаків </text:span><text:span text:style-name="T11">“</text:span><text:span text:style-name="T9">+</text:span><text:span text:style-name="T11">”</text:span><text:span text:style-name="T9">, </text:span><text:span text:style-name="T11">“</text:span><text:span text:style-name="T9">–</text:span><text:span text:style-name="T11">“</text:span><text:span text:style-name="T9">, </text:span><text:span text:style-name="T11">“</text:span><text:span text:style-name="T9">*</text:span><text:span text:style-name="T11">”</text:span><text:span text:style-name="T9">. Необхідно:</text:span></text:p>
      <text:p text:style-name="P4"><text:span text:style-name="T1">а) з’ясувати, чи зустрічається в даному тексті група літер </text:span><text:span text:style-name="T4">“</text:span><text:span text:style-name="T5">one</text:span><text:span text:style-name="T4">”</text:span><text:span text:style-name="T1">; </text:span></text:p>
      <text:p text:style-name="P5"><text:soft-page-break/>б) з’ясувати, чого більше в заданому тексті: груп знаків чи груп цифр.</text:p>
      <text:p text:style-name="P2"><text:span text:style-name="T1">8.<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Якщо перший символ слова зустрічається в ньому не менш ніж тричі, то вилучити частину слова, яка розташована між другим та третім входженням цього символа.</text:span></text:p>
      <text:p text:style-name="P2"><text:span text:style-name="T1">9.<text:tab/>Задано </text:span><text:span text:style-name="T7">непустий</text:span><text:span text:style-name="T9"> </text:span><text:span text:style-name="T1">текст довжиною до 25</text:span><text:span text:style-name="T4">5</text:span><text:span text:style-name="T1"> символів. Кожен символ тексту може бути малою латинською літерою, цифрою або одним із знаків </text:span><text:span text:style-name="T4">“</text:span><text:span text:style-name="T1">+</text:span><text:span text:style-name="T4">”</text:span><text:span text:style-name="T1">, </text:span><text:span text:style-name="T4">“</text:span><text:span text:style-name="T7">–</text:span><text:span text:style-name="T9">“</text:span><text:span text:style-name="T1">, </text:span><text:span text:style-name="T4">“</text:span><text:span text:style-name="T1">*</text:span><text:span text:style-name="T4">”</text:span><text:span text:style-name="T1">. Необхідно:</text:span></text:p>
      <text:p text:style-name="P5">а) знайти кількість таких груп літер, які починаються та закінчуються на одну й ту ж літеру;</text:p>
      <text:p text:style-name="P5">б) знайти найдовшу групу цифр (якщо найбільшу довжину мають декілька груп, то взяти першу з них).</text:p>
      <text:p text:style-name="P3"><text:span text:style-name="T1">10.<text:tab/>Задано </text:span><text:span text:style-name="T7">непустий</text:span><text:span text:style-name="T9"> </text:span><text:span text:style-name="T1">текст довжиною до 25</text:span><text:span text:style-name="T4">5</text:span><text:span text:style-name="T1"> символів, що містить у слова, у кожному з яких від 1 до 5 малих латинських літер; між сусідніми словами </text:span><text:span text:style-name="T7">–</text:span><text:span text:style-name="T1"> коми, за останнім словом </text:span><text:span text:style-name="T7">–</text:span><text:span text:style-name="T1"> крапка. Надрукувати :</text:span></text:p>
      <text:p text:style-name="P5">а) цю літери кожного слова в зворотному порядку, розділивши слова комами;</text:p>
      <text:p text:style-name="P4"><text:span text:style-name="T1">б) ті слова, яким передують у послідовності менші (за лексикографічним порядком) слова, а за ними </text:span><text:span text:style-name="T7">–</text:span><text:span text:style-name="T1"> більші.</text:span></text:p>
      <text:p text:style-name="P1"><text:span text:style-name="T1">11.<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Якщо кількість символів слова є кратною трьом, то з кожної трійки символів заданого слова вилучити перший символ; інакше слово не змінювати.</text:span></text:p>
      <text:p text:style-name="P1"><text:span text:style-name="T1">12.<text:tab/>Задано </text:span><text:span text:style-name="T7">непустий</text:span><text:span text:style-name="T9"> </text:span><text:span text:style-name="T1">текст довжиною до 25</text:span><text:span text:style-name="T4">5</text:span><text:span text:style-name="T1"> символів, що містить у собі слова, у кожному з яких від 1 до 5 малих латинських літер; між сусідніми словами </text:span><text:span text:style-name="T7">–</text:span><text:span text:style-name="T1"> коми, за останнім словом </text:span><text:span text:style-name="T7">–</text:span><text:span text:style-name="T1"> крапка. Надрукувати :</text:span></text:p>
      <text:p text:style-name="P5">а) усі різні слова<text:span text:style-name="T17">-2</text:span><text:span text:style-name="T15">,</text:span> вказавши для кожного <text:span text:style-name="T15">слова</text:span> кількість його входжень у текст;</text:p>
      <text:p text:style-name="P5">б) усі слова в алфавітному порядку.</text:p>
      <text:p text:style-name="P1"><text:span text:style-name="T1">13.<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text:span><text:soft-page-break/><text:span text:style-name="T1">словом тексту наступні дії. Якщо перший символ слова входить в це слово не менш, ніж два рази, то вилучити початок слова, який передує наступному входженню цього символа.</text:span></text:p>
      <text:p text:style-name="P10"><text:span text:style-name="T7">14.<text:tab/>Задано </text:span><text:span text:style-name="T7">непустий</text:span><text:span text:style-name="T9"> </text:span><text:span text:style-name="T7">текст довжиною до 25</text:span><text:span text:style-name="T9">5</text:span><text:span text:style-name="T7"> символів. Знайти в кожному слові тексту найдовшу групу знаків. Надрукувати номер кожного слова та знайдену групу знаків.</text:span></text:p>
      <text:p text:style-name="P1"><text:span text:style-name="T1">15.<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Якщо обидва символи кожної пари символів слова є маленькими літерами, то поміняти ці літери місцями. В усіх інших випадках залишити порядок символів без змін.</text:span></text:p>
      <text:p text:style-name="P1"><text:span text:style-name="T1">16</text:span><text:span text:style-name="T3">.<text:tab/>Задано </text:span><text:span text:style-name="T8">непустий</text:span><text:span text:style-name="T14"> </text:span><text:span text:style-name="T3">текст довжиною до 25</text:span><text:span text:style-name="T6">5</text:span><text:span text:style-name="T3"> символів. З’ясувати, чи є кожне слово тексту правильно записаним ідентифікатором. Підрахувати кількість правильних та неправильних ідентифікаторів. </text:span></text:p>
      <text:p text:style-name="P9"><text:span text:style-name="T1">17.<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Всі повторні входження першого символа слова замінити словом “ТАК”. Якщо повторних входжень немає, то перший символ слова замінити словом “НІ”. Гарантується, що після всіх замін довжина рядка не буде перевищувати 255 символів.</text:span></text:p>
      <text:p text:style-name="P1"><text:span text:style-name="T1">18. Задано </text:span><text:span text:style-name="T7">непустий</text:span><text:span text:style-name="T9"> </text:span><text:span text:style-name="T1">текст довжиною до 25</text:span><text:span text:style-name="T4">5</text:span><text:span text:style-name="T1"> символів. Знайти всі слова тексту, які містять у собі найбільшу кількість голосних латинських літер (a, e, i, o, u, y).</text:span></text:p>
      <text:p text:style-name="P1"><text:span text:style-name="T1">19. 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У кожній трійці символів слова перший символ продублювати після третього. Гарантується, що після додавання символів довжина рядка не буде перевищувати 255 символів.</text:span></text:p>
      <text:p text:style-name="P1"><text:span text:style-name="T1">20. Задано</text:span><text:span text:style-name="T9"> </text:span><text:span text:style-name="T7">непустий</text:span><text:span text:style-name="T1"> текст довжиною до 25</text:span><text:span text:style-name="T4">5</text:span><text:span text:style-name="T1"> символів. Кожен символ тексту може бути малою латинською літерою, цифрою або одним із знаків </text:span><text:span text:style-name="T4">“</text:span><text:span text:style-name="T1">+</text:span><text:span text:style-name="T4">”</text:span><text:span text:style-name="T1">, </text:span><text:span text:style-name="T4">“</text:span><text:span text:style-name="T7">–</text:span><text:span text:style-name="T9">“</text:span><text:span text:style-name="T1">, </text:span><text:span text:style-name="T4">“</text:span><text:span text:style-name="T1">*</text:span><text:span text:style-name="T4">”</text:span><text:span text:style-name="T1">. Необхідно:</text:span></text:p>
      <text:p text:style-name="P5">а) підрахувати кількість входжень літери “і” у перші три групи літер;</text:p>
      <text:p text:style-name="P4"><text:span text:style-name="T1">б) знайти всі групи знаків, що містять у собі знак </text:span><text:span text:style-name="T4">“</text:span><text:span text:style-name="T1">+</text:span><text:span text:style-name="T4">”</text:span><text:span text:style-name="T1"> не менш, ніж двічі.</text:span></text:p>
      <text:p text:style-name="P1"><text:span text:style-name="T1">21.<text:tab/>Задано </text:span><text:span text:style-name="T7">непустий</text:span><text:span text:style-name="T9"> </text:span><text:span text:style-name="T1">текст довжиною до 25</text:span><text:span text:style-name="T4">5</text:span><text:span text:style-name="T1"> символів. У кожному слові тексту </text:span><text:soft-page-break/><text:span text:style-name="T1">залишити тільки перше входження кожного із його символів, після цього у всьому тексті вилучити слова, що повторюються, залишаючи лише перші входження слів.</text:span></text:p>
      <text:p text:style-name="P1"><text:span text:style-name="T1">22.<text:tab/>Задано </text:span><text:span text:style-name="T7">непустий</text:span><text:span text:style-name="T9"> </text:span><text:span text:style-name="T1">текст довжиною до 25</text:span><text:span text:style-name="T4">5</text:span><text:span text:style-name="T1"> символів. Кожен символ тексту може бути малою латинською літерою, цифрою або одним із знаків </text:span><text:span text:style-name="T4">“</text:span><text:span text:style-name="T1">+</text:span><text:span text:style-name="T4">”</text:span><text:span text:style-name="T1">, </text:span><text:span text:style-name="T4">“</text:span><text:span text:style-name="T7">–</text:span><text:span text:style-name="T9">“</text:span><text:span text:style-name="T1">, </text:span><text:span text:style-name="T4">“</text:span><text:span text:style-name="T1">*</text:span><text:span text:style-name="T4">”</text:span><text:span text:style-name="T1">. Необхідно:</text:span></text:p>
      <text:p text:style-name="P5">а) знайти кількість таких груп літер, які закінчуються тією ж літерою, що й перша група літер;</text:p>
      <text:p text:style-name="P4"><text:span text:style-name="T1">б) знайти номер групи цифр, яка починається цифрою </text:span><text:span text:style-name="T5">“</text:span><text:span text:style-name="T1">5</text:span><text:span text:style-name="T5">”</text:span><text:span text:style-name="T1">.</text:span></text:p>
      <text:p text:style-name="P1"><text:span text:style-name="T1">23.<text:tab/>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З кожної пари поруч розташованих однакових символів слова вилучити один з них таким чином, щоб в результаті слово не містило жодної пари підряд розміщених однакових символів.</text:span></text:p>
      <text:p text:style-name="P1"><text:span text:style-name="T1">24. Задано </text:span><text:span text:style-name="T7">непустий</text:span><text:span text:style-name="T9"> </text:span><text:span text:style-name="T1">текст довжиною до 25</text:span><text:span text:style-name="T4">5</text:span><text:span text:style-name="T1"> символів. Цей текст містить слова, у кожному з яких від 1 до 5 малих латинських літер; між сусідніми словами – кома, за останнім словом – крапка. Надрукувати:</text:span></text:p>
      <text:p text:style-name="P5">а) ту ж послідовність слів, але вилучити з неї повторні входження слів;</text:p>
      <text:p text:style-name="P5">б) усі слова, які зустрічаються в послідовності тільки один раз.</text:p>
      <text:list xml:id="list5331378637715435905" text:style-name="WW8Num48">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Виконати над кожним словом тексту наступні дії. Якщо слово починається і закінчується на один і той же символ, то вилучити із слова всі інші входження цього символа, інакше подвоїти кожен символ, що є латинською приголосною літерою. Гарантується, що після додавання символів довжина рядка не буде перевищувати 255 символів.</text:span></text:p>
        </text:list-item>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Переконатися, що кожне речення починається з великої латинської літери. Якщо це не так, виправити цю помилку. Ознакою кінця речення є крапка, три крапки, знак оклику, знак запитання, їх комбінації.</text:span></text:p>
        </text:list-item>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В даному тексті кожне речення, яке довше за 40 символів (ознакою кінця речення є крапка), </text:span><text:soft-page-break/><text:span text:style-name="T1">розбити на речення не довші 40 символів, за умови, що слова розривати не можна. </text:span></text:p>
        </text:list-item>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Визначити, чи є цей набір символів коректним математичним виразом. Зважати лише на відповідність кількості дужок, що відкриваються, кількості дужок, що закриваються. Якщо це не так, то виправити помилку шляхом видалення зайвих дужок. Серед дужок, що відкриваються, видаляти можна лише найлівіші, серед тих, що закриваються – лише найправіші. </text:span></text:p>
        </text:list-item>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Інтерпретуючи цей текст як </text:span><text:span text:style-name="T2">коректну</text:span><text:span text:style-name="T1"> </text:span><text:span text:style-name="T5">Pascal</text:span><text:span text:style-name="T1">-програму, видалити з нього всі коментарі та зайві пробіли. В отриманому тексті підрахувати кількість крапок з комами і записати знайдене число на початку тексту.</text:span></text:p>
        </text:list-item>
        <text:list-item>
          <text:p text:style-name="P8"><text:span text:style-name="T1">Задано </text:span><text:span text:style-name="T7">непустий</text:span><text:span text:style-name="T9"> </text:span><text:span text:style-name="T1">текст довжиною до 25</text:span><text:span text:style-name="T4">5</text:span><text:span text:style-name="T1"> символів. Підрахувати ентропію 3-х довільних літер в тексті. Видалити з тексту всі входження тієї літери, що має найвище значення ентропії.</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сновной_20_текст_20_3" style:display-name="Основной текст 3" style:family="paragraph" style:parent-style-name="Standard">
      <style:paragraph-properties fo:text-align="justify" style:justify-single-word="false" fo:background-color="#ffffff">
        <style:background-image/>
      </style:paragraph-properties>
      <style:text-properties fo:color="#000000" fo:font-size="11pt" fo:language="uk" fo:country="UA" style:font-size-asian="11pt"/>
    </style:style>
    <style:style style:name="WW8Num48z0" style:family="text">
      <style:text-properties fo:color="#000000" fo:font-size="14pt" fo:language="uk" fo:country="UA" style:font-size-asian="14pt"/>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8" text:consecutive-numbering="true">
      <text:list-level-style-number text:level="1" text:style-name="WW8Num48z0"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44S</meta:editing-duration>
    <meta:editing-cycles>4</meta:editing-cycles>
    <meta:generator>OpenOffice/4.1.0$Win32 OpenOffice.org_project/410m18$Build-9764</meta:generator>
    <dc:date>2014-08-28T20:13:56.98</dc:date>
    <meta:document-statistic meta:table-count="0" meta:image-count="0" meta:object-count="0" meta:page-count="5" meta:paragraph-count="44" meta:word-count="1271" meta:character-count="8262"/>
    <meta:user-defined meta:name="Info 1"/>
    <meta:user-defined meta:name="Info 2"/>
    <meta:user-defined meta:name="Info 3"/>
    <meta:user-defined meta:name="Info 4"/>
  </office:meta>
</office:document-meta>
</file>